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style:style style:name="T13" style:family="text">
      <style:text-properties officeooo:rsid="00401dd4"/>
    </style:style>
    <style:style style:name="T14" style:family="text">
      <style:text-properties officeooo:rsid="0043b9fe"/>
    </style:style>
    <style:style style:name="T15" style:family="text">
      <style:text-properties officeooo:rsid="0044c3e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2614226176911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строка, 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8">ЛС<text:span text:style-name="T15">П (нет в стандарте, линейный сдвиг вправо)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B2" office:value-type="string">
            <text:p text:style-name="P49"><text:span text:style-name="T13">ЛСЛ (линейный сдвиг влево)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B2" office:value-type="string">
            <text:p text:style-name="P49">ЛИШН<text:span text:style-name="T12"> (нет в стандарте)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B2" office:value-type="string">
            <text:p text:style-name="P50">ЦС<text:span text:style-name="T14">П</text:span> (циклический сдвиг вправо)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B2" office:value-type="string">
            <text:p text:style-name="P51">ЗСП (знаковый сдвиг вправо)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B2" office:value-type="string">
            <text:p text:style-name="P52">КЦЕЛ</text:p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B2" office:value-type="string">
            <text:p text:style-name="P53">КВЕЩ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26:13</text:modification-time> <text:s/><text:editing-cycles>42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26:13.289000000</dc:date>
    <meta:editing-duration>PT5H47M27S</meta:editing-duration>
    <meta:editing-cycles>42</meta:editing-cycles>
    <meta:document-statistic meta:table-count="3" meta:image-count="0" meta:object-count="0" meta:page-count="4" meta:paragraph-count="138" meta:word-count="361" meta:character-count="2467" meta:non-whitespace-character-count="2241"/>
  </office:meta>
</office:document-meta>
</file>